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2c07" officeooo:paragraph-rsid="001a2c07"/>
    </style:style>
    <style:style style:name="P2" style:family="paragraph" style:parent-style-name="Standard">
      <style:paragraph-properties fo:text-align="start" style:justify-single-word="false"/>
      <style:text-properties style:text-underline-style="none" officeooo:rsid="001b5f12" officeooo:paragraph-rsid="001b5f12"/>
    </style:style>
    <style:style style:name="P3" style:family="paragraph" style:parent-style-name="Standard">
      <style:paragraph-properties fo:text-align="start" style:justify-single-word="false"/>
      <style:text-properties style:text-underline-style="none" fo:font-weight="bold" officeooo:rsid="001b5f12" officeooo:paragraph-rsid="001b5f12"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dd50f" officeooo:paragraph-rsid="001dd50f"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dfc50" officeooo:paragraph-rsid="001dfc50" style:font-weight-asian="bold" style:font-weight-complex="bold"/>
    </style:style>
    <style:style style:name="P6" style:family="paragraph" style:parent-style-name="Standard">
      <style:paragraph-properties fo:text-align="center" style:justify-single-word="false"/>
      <style:text-properties fo:font-size="13pt" officeooo:rsid="001a2c07" officeooo:paragraph-rsid="001a2c07" style:font-size-asian="13pt" style:font-size-complex="13pt"/>
    </style:style>
    <style:style style:name="T1" style:family="text">
      <style:text-properties officeooo:rsid="001b5f12"/>
    </style:style>
    <style:style style:name="T2" style:family="text">
      <style:text-properties officeooo:rsid="001b8757"/>
    </style:style>
    <style:style style:name="T3" style:family="text">
      <style:text-properties officeooo:rsid="001c0930"/>
    </style:style>
    <style:style style:name="T4" style:family="text">
      <style:text-properties fo:font-weight="normal" style:font-weight-asian="normal" style:font-weight-complex="normal"/>
    </style:style>
    <style:style style:name="T5" style:family="text">
      <style:text-properties fo:font-weight="normal" officeooo:rsid="001ff66d"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g Club 作業時間</text:p>
      <text:p text:style-name="P6">さぎょうじかん</text:p>
      <text:p text:style-name="P6"><text:span text:style-name="T1">Banking System </text:span>Test Plan</text:p>
      <text:p text:style-name="P1"/>
      <text:p text:style-name="P3">Test Organisation</text:p>
      <text:p text:style-name="P2">Test for the banking system will be comprised of several types of text files: input files, <text:span text:style-name="T3">expected</text:span> terminal output, and <text:span text:style-name="T3">expected</text:span> transaction files. <text:span text:style-name="T2">Each function has a directory in which their set of test are stored. Test files have the general format of (transaction code)_(test case number).(extension). The extension is “.in” for input, “.out” for output, and “.trf” for transaction file. The directories which contain each function's test files are named by their transaction code.</text:span></text:p>
      <text:p text:style-name="P2"/>
      <text:p text:style-name="P4">Test Execution</text:p>
      <text:p text:style-name="P4"><text:span text:style-name="T4">Test will be executed using shell scripts.</text:span></text:p>
      <text:p text:style-name="P4"><text:span text:style-name="T4"/></text:p>
      <text:p text:style-name="P5">Test Storage</text:p>
      <text:p text:style-name="P5"><text:span text:style-name="T4">Test Storage for the banking system will be comprised of the actual output from the program which would be compared with the expected output from the terminal and </text:span><text:span text:style-name="T5">the transaction files. The actual output files will have a similar naming scheme but the extension will be suffixed by an “x” (.outx, .trfx). A bash script will be used to compare differences between expected and actual output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Bonada</meta:initial-creator>
    <meta:creation-date>2016-02-12T14:20:51.847985963</meta:creation-date>
    <dc:date>2016-02-12T15:23:10.682378988</dc:date>
    <dc:creator>Santiago Bonada</dc:creator>
    <meta:editing-duration>PT46M25S</meta:editing-duration>
    <meta:editing-cycles>8</meta:editing-cycles>
    <meta:generator>LibreOffice/5.0.0.5$Linux_X86_64 LibreOffice_project/00m0$Build-5</meta:generator>
    <meta:document-statistic meta:table-count="0" meta:image-count="0" meta:object-count="0" meta:page-count="1" meta:paragraph-count="9" meta:word-count="172" meta:character-count="1011" meta:non-whitespace-character-count="857"/>
  </office:meta>
</office:document-meta>
</file>